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25eb9e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6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7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8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20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1f1e98" officeooo:paragraph-rsid="001f1e98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b8f10" officeooo:paragraph-rsid="002e1b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2e1b03" officeooo:paragraph-rsid="002e1b03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25eb9e" officeooo:paragraph-rsid="0025eb9e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176e6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752f12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officeooo:rsid="001d1fd5" style:font-size-complex="14pt"/>
    </style:style>
    <style:style style:name="T15" style:family="text">
      <style:text-properties fo:font-weight="normal" style:font-weight-asian="normal" style:font-size-complex="14pt" style:font-weight-complex="normal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0" style:family="text">
      <style:text-properties officeooo:rsid="00271a81"/>
    </style:style>
    <style:style style:name="T21" style:family="text">
      <style:text-properties officeooo:rsid="00286089"/>
    </style:style>
    <style:style style:name="T22" style:family="text">
      <style:text-properties officeooo:rsid="002b8f10"/>
    </style:style>
    <style:style style:name="T23" style:family="text">
      <style:text-properties officeooo:rsid="002c4d09"/>
    </style:style>
    <style:style style:name="T24" style:family="text">
      <style:text-properties officeooo:rsid="002cd643"/>
    </style:style>
    <style:style style:name="T25" style:family="text">
      <style:text-properties officeooo:rsid="002e1b03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76in" draw:visible-area-height="1.9776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6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7">Дніпровський національний університет<text:line-break/>залізничного транспорту імені академіка В. Лазаряна</text:p>
      <text:p text:style-name="P8"/>
      <text:p text:style-name="P9">Кафедра «Комп'ютерні інформаційні технології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9">Лабораторна робота №</text:span><text:span text:style-name="T10">1</text:span></text:p>
      <text:p text:style-name="P13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1">»</text:span></text:p>
      <text:p text:style-name="P12"/>
      <text:p text:style-name="P20"><text:span text:style-name="T5">на тему: </text:span><text:span text:style-name="T6">«Вивчення системи SWI-PROLOG та методів розробки логічних програм»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9">Виконав:</text:p>
      <text:p text:style-name="P15">студент гр.ПЗ1911 </text:p>
      <text:p text:style-name="P15">Сафонов Д. Є.</text:p>
      <text:p text:style-name="P15">Прийня<text:span text:style-name="T12">в</text:span>: </text:p>
      <text:p text:style-name="P16">Іванов О.П.</text:p>
      <text:p text:style-name="P17"/>
      <text:p text:style-name="P17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9"><text:span text:style-name="T8">Тема. <text:s/></text:span><text:span text:style-name="T7">Вивчення системи SWI-PROLOG та методів розробки логічних програм.</text:span></text:p>
      <text:p text:style-name="P18"><text:span text:style-name="T13">Завдання. </text:span><text:span text:style-name="T15">Створити програму на основі фактів (кількість фактів 10-20 штук), </text:span><text:span text:style-name="T16">яка оброблює тривимірні матриці(</text:span><text:span text:style-name="T19">варіант 3</text:span><text:span text:style-name="T16">).</text:span></text:p>
      <text:p text:style-name="P3"><text:span text:style-name="T14">Текст програми.</text:span><text:span text:style-name="T16"> </text:span><text:span text:style-name="T18">g</text:span><text:span text:style-name="T17">ithub</text:span></text:p>
      <text:p text:style-name="P22"/>
      <text:p text:style-name="P26">Основні розділи структури програми</text:p>
      <text:p text:style-name="P25">Програма в пролозі складається з фактів - набору даних, аксіом; правил - нов<text:span text:style-name="T20">их</text:span> дан<text:span text:style-name="T20">их</text:span>, які отрим<text:span text:style-name="T20">уються</text:span> з сукупності фактів; і мет<text:span text:style-name="T21">и</text:span> - перевір<text:span text:style-name="T21">ки</text:span> як<text:span text:style-name="T21">ихось</text:span> правил на правдивість <text:span text:style-name="T21">та/</text:span>або зна<text:span text:style-name="T21">ходження</text:span> <text:span text:style-name="T21">де</text:span>як<text:span text:style-name="T21">их</text:span> змін<text:span text:style-name="T21">н</text:span>и<text:span text:style-name="T21">х. </text:span><text:span text:style-name="T22">Також користувач може задавати додаткові цілі після запуску програми в інтерпретаторі, <text:s/>вони називаються запитами.</text:span></text:p>
      <text:p text:style-name="P4"/>
      <text:p text:style-name="P5">Результати виконання програми</text:p>
      <text:p text:style-name="P4"/>
      <text:p text:style-name="P27">Висновки</text:p>
      <text:p text:style-name="P23">Мова пролог не відноситься до імперативних мов програмування, вона є декларативною мовою, а саме — логічною. <text:span text:style-name="T23">Ця мова дуже відрізняється від імперативних мов</text:span> <text:span text:style-name="T23">тим, що вона описує результат, який потребується отримати після виконання програми, а не алгоритм із допомогою, якого цей результат треба шукати.</text:span></text:p>
      <text:p text:style-name="P23"><text:span text:style-name="T23">Програма складається із фактів, правил, та запитів. Факти складаються з атомів і показують наявність деяких відношень між цими атомами. Правила можуть співвідносити існуючи факти та виводити нові. Запити у свою чергу є фінальними цілями програми. Атоми можуть бути одним словом з маленької літери, або іншого вигляду, якщо закрити їх у лапки. У пролозі не існує циклів, тож будь які ітеративні алгоритми мають бути описані у рекурсивному вигляді. Окрім атомів існують й інші типи даних, а саме: числа(цілі та з плавучою точкою), змінні(використовуються в правилах та запитах схожим чином як аргументи у імперативних мовах) та складені терми, які складаються з функтора(атома), та інших термів</text:span><text:span text:style-name="T24">(об’єктів типів даних або складені терми), також існують списки(набір впорядкованих термів) та стрічки(набір символів у подвійних </text:span><text:span text:style-name="T25">л</text:span><text:span text:style-name="T24">апках).</text:span></text:p>
      <text:p text:style-name="P24">Перевагою декларативних мов програмування є розмір їх програм, що дозволяє програмістам легше їх доповнювати, та допускати менше помило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10T22:00:15.264347186</dc:date>
    <meta:editing-duration>PT28M22S</meta:editing-duration>
    <meta:editing-cycles>21</meta:editing-cycles>
    <meta:generator>LibreOffice/7.1.5.2$Linux_X86_64 LibreOffice_project/10$Build-2</meta:generator>
    <meta:document-statistic meta:table-count="0" meta:image-count="0" meta:object-count="1" meta:page-count="2" meta:paragraph-count="24" meta:word-count="307" meta:character-count="2265" meta:non-whitespace-character-count="1973"/>
  </office:meta>
</office:document-meta>
</file>